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Factory.configElement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Menu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nuFactory.time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nuFactory.getDefaultTim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nonTestElement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listene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initializeMenus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">
            <text:p text:style-name="Table_20_Contents">3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MenuFactory.getDefaultSampl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nuFactory.makeMenus( String [ ] categories , String label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nuFactory.makeMenu( String category , String action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canAddTo( JMeterTreeNode parentNode ,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nuFactory.sample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makeMenuItem( MenuInfo info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nuFactory.assertion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foundClass( JMeterTreeNode nodes [ ] , Class classes [ ] , Class excep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nuFactory.canAddTo( JMeterTreeNode parentNode , JMeterTreeNode nodes [ ]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MenuFactory.makeMenuItem( String label , String name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nuFactory.controlle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elementsToSkip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postProcesso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getDefaultAssertion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makeMenuItemRes( String resource , String action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nuFactory.addSeparator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getDefaultConfigElemen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setEnabled( JMenu men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nuFactory.menuMap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addFileMenu( JPopupMenu men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enuFactory.preProcessors_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Factory.getDefaultExtracto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getDefaultVisualiz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Factory.addEditMenu( JPopupMenu menu , boolean remov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nuFactory.makeMenuItem( String label , String name , String actionCommand , KeyStroke acc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nuFactory.addPasteResetMenu( JPopupMenu men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nuFactory.makeMenu( Collection menuInfo , String actionCommand , String menu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nuFactory.getDefaultController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nuFactory.foundClass( JMeterTreeNode nodes [ ] , Class classes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nuFactory.makeMenuItemRes( String resource , String actionCommand , KeyStroke acc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